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E8000007E00BA6817876659B51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1.182cm, 6.785cm, 17.855cm, 10.992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9.9cm" svg:height="11.715cm" svg:x="0.3cm" svg:y="0.201cm">
          <draw:image xlink:href="Pictures/10000000000005E8000007E00BA6817876659B51.jpg" xlink:type="simple" xlink:show="embed" xlink:actuate="onLoad" draw:mime-type="image/jpeg">
            <text:p/>
          </draw:image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1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6-02-18T09:47:32.733000000</meta:creation-date>
    <dc:date>2021-10-29T17:16:42.626225830</dc:date>
    <meta:editing-duration>PT2M41S</meta:editing-duration>
    <meta:editing-cycles>3</meta:editing-cycles>
    <meta:generator>LibreOffice/7.1.4.2$MacOSX_X86_64 LibreOffice_project/a529a4fab45b75fefc5b6226684193eb000654f6</meta:generator>
    <meta:document-statistic meta:object-count="1"/>
  </office:meta>
</office:document-meta>
</file>